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3.4pt"/>
    </style:style>
    <style:style style:name="co2" style:family="table-column">
      <style:table-column-properties fo:break-before="auto" style:column-width="158.26pt"/>
    </style:style>
    <style:style style:name="co3" style:family="table-column">
      <style:table-column-properties fo:break-before="auto" style:column-width="141.14pt"/>
    </style:style>
    <style:style style:name="co4" style:family="table-column">
      <style:table-column-properties fo:break-before="auto" style:column-width="153.6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67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3.45pt" fo:break-before="auto" style:use-optimal-row-height="true"/>
    </style:style>
    <style:style style:name="ro3" style:family="table-row">
      <style:table-row-properties style:row-height="8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style:use-window-font-color="true"/>
    </style:style>
    <style:style style:name="ce3" style:family="table-cell" style:parent-style-name="Default">
      <style:table-cell-properties fo:wrap-option="wrap" style:vertical-align="top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fo:color="#000000"/>
    </style:style>
    <style:style style:name="ce6" style:family="table-cell" style:parent-style-name="Default">
      <style:table-cell-properties fo:wrap-option="wrap" style:vertical-align="top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ce7" style:family="table-cell" style:parent-style-name="Default">
      <style:table-cell-properties fo:wrap-option="wrap" style:vertical-align="top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size="10pt" fo:font-weight="bold" style:font-size-asian="10pt" style:font-size-complex="10pt" style:font-weight-asian="bold" style:font-weight-complex="bold" style:font-name="Courier New" style:font-name-asian="Courier New" style:font-name-complex="Courier New"/>
    </style:style>
    <style:style style:name="T2" style:family="text">
      <style:text-properties fo:font-size="10pt" style:font-size-asian="10pt" style:font-size-complex="10pt" style:font-name="Courier New" style:font-name-asian="Courier New" style:font-name-complex="Courier New"/>
    </style:style>
    <style:style style:name="T3" style:family="text">
      <style:text-properties fo:font-size="10pt" style:font-size-asian="10pt" style:font-size-complex="10pt" style:font-name="Courier New" style:font-name-asian="Courier New" style:font-name-complex="Courier New" fo:font-weight="bold" style:font-weight-asian="bold" style:font-weight-complex="bold"/>
    </style:style>
    <style:style style:name="T4" style:family="text">
      <style:text-properties fo:font-size="10pt" style:font-size-asian="10pt" style:font-size-complex="10pt" style:font-name="Courier New" style:font-name-asian="Courier New" style:font-name-complex="Courier New" fo:font-style="italic" style:font-style-asian="italic" style:font-style-complex="italic"/>
    </style:style>
    <style:style style:name="T5" style:family="text">
      <style:text-properties fo:font-size="10pt" style:font-size-asian="10pt" style:font-size-complex="10pt" style:font-name="Courier New" style:font-name-asian="Courier New" style:font-name-complex="Courier New"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fo:font-size="10pt" style:font-size-asian="10pt" style:font-size-complex="10pt" style:font-name="Courier New" style:font-name-asian="Courier New" style:font-name-complex="Courier New"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fo:color="#d9e8f7" style:font-name="Courier New" fo:font-size="10pt" style:font-name-asian="Courier New" style:font-name-complex="Courier New" style:font-size-asian="10pt" style:font-size-complex="10pt"/>
    </style:style>
    <style:style style:name="T9" style:family="text">
      <style:text-properties style:font-name="Courier New" fo:font-size="10pt" style:font-name-asian="Courier New" style:font-name-complex="Courier New" style:font-size-asian="10pt" style:font-size-complex="10pt" fo:color="#62626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Test script to paste in main method</text:p>
          </table:table-cell>
          <table:table-cell table:style-name="ce3" office:value-type="string" calcext:value-type="string">
            <text:p>13 Test Categories</text:p>
          </table:table-cell>
          <table:table-cell table:style-name="ce3" office:value-type="string" calcext:value-type="string">
            <text:p>Arrays</text:p>
          </table:table-cell>
          <table:table-cell table:style-name="ce3" office:value-type="string" calcext:value-type="string">
            <text:p>Test item</text:p>
          </table:table-cell>
          <table:table-cell table:style-name="ce3" office:value-type="string" calcext:value-type="string">
            <text:p>Expected Index</text:p>
          </table:table-cell>
          <table:table-cell table:style-name="ce3" office:value-type="string" calcext:value-type="string">
            <text:p>Actual Index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<text:span text:style-name="T1">Integer</text:span><text:span text:style-name="T2">[] </text:span><text:span text:style-name="T3">intArray1</text:span><text:span text:style-name="T2"> = {1,2,3,4,5,6,7}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searchObj1</text:span><text:span text:style-name="T2"> = </text:span><text:span text:style-name="T3">new</text:span><text:span text:style-name="T2"> Integer(1)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low1</text:span><text:span text:style-name="T2"> = 0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high1</text:span><text:span text:style-name="T2"> = intArray1.length - 1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test1</text:span><text:span text:style-name="T2"> = </text:span><text:span text:style-name="T4">binarySearch</text:span><text:span text:style-name="T2">(intArray1, searchObj1, low1, high1);</text:span><text:span text:style-name="T2"/></text:p>
            <text:p><text:span text:style-name="T2"/><text:span text:style-name="T2"/><text:span text:style-name="T2"> </text:span><text:span text:style-name="T2"/><text:span text:style-name="T2"/><text:span text:style-name="T2"> </text:span><text:span text:style-name="T3">System</text:span><text:span text:style-name="T2">.</text:span><text:span text:style-name="T5">out</text:span><text:span text:style-name="T2">.println("The index is or should be: " + test1);</text:span><text:span text:style-name="T2"/></text:p>
          </table:table-cell>
          <table:table-cell table:style-name="ce4" office:value-type="string" calcext:value-type="string">
            <text:p><text:span text:style-name="T8"/><text:span text:style-name="T8"/><text:span text:style-name="T9">//conditions = lower boundary, item already exists, odd number of items</text:span></text:p>
          </table:table-cell>
          <table:table-cell table:style-name="ce6" office:value-type="string" calcext:value-type="string">
            <text:p><text:span text:style-name="T1">Integer</text:span><text:span text:style-name="T2">[] </text:span><text:span text:style-name="T3">intArray1</text:span><text:span text:style-name="T2"> = {1,2,3,4,5,6,7};</text:span></text:p>
          </table:table-cell>
          <table:table-cell table:style-name="ce6" office:value-type="string" calcext:value-type="string">
            <text:p><text:span text:style-name="T2"/><text:span text:style-name="T2"/><text:span text:style-name="T2"> </text:span><text:span text:style-name="T3">Integer</text:span><text:span text:style-name="T2"> </text:span><text:span text:style-name="T3">searchObj1</text:span><text:span text:style-name="T2"> = </text:span><text:span text:style-name="T3">new</text:span><text:span text:style-name="T2"> Integer(1);</text:span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span text:style-name="T1">Integer</text:span><text:span text:style-name="T2">[] </text:span><text:span text:style-name="T3">intArray2</text:span><text:span text:style-name="T2"> = {1,2,3,4,5,6}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searchObj2</text:span><text:span text:style-name="T2"> = </text:span><text:span text:style-name="T3">new</text:span><text:span text:style-name="T2"> Integer(1)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low2</text:span><text:span text:style-name="T2"> = 0;</text:span></text:p>
            <text:p><text:span text:style-name="T2"/><text:span text:style-name="T2"> </text:span><text:span text:style-name="T2"/><text:span text:style-name="T2"> </text:span><text:span text:style-name="T3">Integer</text:span><text:span text:style-name="T2"> </text:span><text:span text:style-name="T3">high2</text:span><text:span text:style-name="T2"> = intArray2.length - 1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test2</text:span><text:span text:style-name="T2"> = </text:span><text:span text:style-name="T4">binarySearch</text:span><text:span text:style-name="T2">(intArray2, searchObj2, low2, high2);</text:span><text:span text:style-name="T2"/></text:p>
            <text:p><text:span text:style-name="T2"/><text:span text:style-name="T2"/><text:span text:style-name="T2"> </text:span><text:span text:style-name="T2"/><text:span text:style-name="T2"/><text:span text:style-name="T2"> </text:span><text:span text:style-name="T3">System</text:span><text:span text:style-name="T2">.</text:span><text:span text:style-name="T5">out</text:span><text:span text:style-name="T2">.println("The index is or should be: " + test2);</text:span><text:span text:style-name="T2"/></text:p>
            <text:p><text:span text:style-name="T6"/><text:span text:style-name="T6"/><text:span text:style-name="T6"> </text:span></text:p>
          </table:table-cell>
          <table:table-cell table:style-name="ce4" office:value-type="string" calcext:value-type="string">
            <text:p><text:span text:style-name="T8"/><text:span text:style-name="T8"/><text:span text:style-name="T8"> </text:span><text:span text:style-name="T9">//conditions = lower boundary, item  already exists, even number of items</text:span></text:p>
          </table:table-cell>
          <table:table-cell table:style-name="ce6" office:value-type="string" calcext:value-type="string">
            <text:p><text:span text:style-name="T1">Integer</text:span><text:span text:style-name="T2">[] </text:span><text:span text:style-name="T3">intArray2</text:span><text:span text:style-name="T2"> = {1,2,3,4,5,6};</text:span></text:p>
          </table:table-cell>
          <table:table-cell table:style-name="ce6" office:value-type="string" calcext:value-type="string">
            <text:p><text:span text:style-name="T2"/><text:span text:style-name="T2"/><text:span text:style-name="T2"> </text:span><text:span text:style-name="T3">Integer</text:span><text:span text:style-name="T2"> </text:span><text:span text:style-name="T3">searchObj2</text:span><text:span text:style-name="T2"> = </text:span><text:span text:style-name="T3">new</text:span><text:span text:style-name="T2"> Integer(1);</text:span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span text:style-name="T1">Integer</text:span><text:span text:style-name="T2">[] </text:span><text:span text:style-name="T3">intArray3</text:span><text:span text:style-name="T2"> = {1,2,3,4,5,6,7}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searchObj3</text:span><text:span text:style-name="T2"> = </text:span><text:span text:style-name="T3">new</text:span><text:span text:style-name="T2"> Integer(0)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low3</text:span><text:span text:style-name="T2"> = 0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high3</text:span><text:span text:style-name="T2"> = intArray3.length - 1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test3</text:span><text:span text:style-name="T2"> = </text:span><text:span text:style-name="T4">binarySearch</text:span><text:span text:style-name="T2">(intArray3, searchObj3, low3, high3);</text:span><text:span text:style-name="T2"/></text:p>
            <text:p><text:span text:style-name="T2"/><text:span text:style-name="T2"/><text:span text:style-name="T2"/><text:span text:style-name="T2"/><text:span text:style-name="T2"> </text:span><text:span text:style-name="T3">System</text:span><text:span text:style-name="T2">.</text:span><text:span text:style-name="T5">out</text:span><text:span text:style-name="T2">.println("The index is or should be: " + test3);</text:span><text:span text:style-name="T2"/></text:p>
            <text:p><text:span text:style-name="T6"/><text:span text:style-name="T6"/></text:p>
          </table:table-cell>
          <table:table-cell table:style-name="ce4" office:value-type="string" calcext:value-type="string">
            <text:p><text:span text:style-name="T8"/><text:span text:style-name="T8"/><text:span text:style-name="T8"> </text:span><text:span text:style-name="T9">//conditions = lower boundary, item does not exist, odd number of items</text:span></text:p>
          </table:table-cell>
          <table:table-cell table:style-name="ce6" office:value-type="string" calcext:value-type="string">
            <text:p><text:span text:style-name="T1">Integer</text:span><text:span text:style-name="T2">[] </text:span><text:span text:style-name="T3">intArray3</text:span><text:span text:style-name="T2"> = {1,2,3,4,5,6,7};</text:span></text:p>
          </table:table-cell>
          <table:table-cell table:style-name="ce6" office:value-type="string" calcext:value-type="string">
            <text:p><text:span text:style-name="T2"/><text:span text:style-name="T2"/><text:span text:style-name="T2"> </text:span><text:span text:style-name="T3">Integer</text:span><text:span text:style-name="T2"> </text:span><text:span text:style-name="T3">searchObj3</text:span><text:span text:style-name="T2"> = </text:span><text:span text:style-name="T3">new</text:span><text:span text:style-name="T2"> Integer(0);</text:span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span text:style-name="T1">Integer</text:span><text:span text:style-name="T2">[] </text:span><text:span text:style-name="T3">intArray4</text:span><text:span text:style-name="T2"> = {1,2,3,4,5,6}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searchObj4</text:span><text:span text:style-name="T2"> = </text:span><text:span text:style-name="T3">new</text:span><text:span text:style-name="T2"> Integer(0)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low4</text:span><text:span text:style-name="T2"> = 0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high4</text:span><text:span text:style-name="T2"> = intArray4.length - 1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test4</text:span><text:span text:style-name="T2"> = </text:span><text:span text:style-name="T4">binarySearch</text:span><text:span text:style-name="T2">(intArray4, searchObj4, low4, high4);</text:span><text:span text:style-name="T2"/></text:p>
            <text:p><text:span text:style-name="T2"/><text:span text:style-name="T2"/><text:span text:style-name="T2"> </text:span><text:span text:style-name="T2"/><text:span text:style-name="T2"/><text:span text:style-name="T2"> </text:span><text:span text:style-name="T3">System</text:span><text:span text:style-name="T2">.</text:span><text:span text:style-name="T5">out</text:span><text:span text:style-name="T2">.println("The index is or should be: " + test4);</text:span><text:span text:style-name="T2"/></text:p>
            <text:p><text:span text:style-name="T6"/><text:span text:style-name="T6"/><text:span text:style-name="T6"> </text:span></text:p>
          </table:table-cell>
          <table:table-cell table:style-name="ce4" office:value-type="string" calcext:value-type="string">
            <text:p><text:span text:style-name="T8"/><text:span text:style-name="T8"/><text:span text:style-name="T8"> </text:span><text:span text:style-name="T9">//conditions = lower boundary, items does not exist, even number of items</text:span></text:p>
          </table:table-cell>
          <table:table-cell table:style-name="ce6" office:value-type="string" calcext:value-type="string">
            <text:p><text:span text:style-name="T1">Integer</text:span><text:span text:style-name="T2">[] </text:span><text:span text:style-name="T3">intArray4</text:span><text:span text:style-name="T2"> = {1,2,3,4,5,6};</text:span></text:p>
          </table:table-cell>
          <table:table-cell table:style-name="ce6" office:value-type="string" calcext:value-type="string">
            <text:p><text:span text:style-name="T2"/><text:span text:style-name="T2"/><text:span text:style-name="T2"> </text:span><text:span text:style-name="T3">Integer</text:span><text:span text:style-name="T2"> </text:span><text:span text:style-name="T3">searchObj4</text:span><text:span text:style-name="T2"> = </text:span><text:span text:style-name="T3">new</text:span><text:span text:style-name="T2"> Integer(0);</text:span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span text:style-name="T1">Integer</text:span><text:span text:style-name="T2">[] </text:span><text:span text:style-name="T3">intArray5</text:span><text:span text:style-name="T2"> = {1,2,3,4,5,6,7}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searchObj5</text:span><text:span text:style-name="T2"> = </text:span><text:span text:style-name="T3">new</text:span><text:span text:style-name="T2"> Integer(7)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low5</text:span><text:span text:style-name="T2"> = 0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high5</text:span><text:span text:style-name="T2"> = intArray5.length - 1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test5</text:span><text:span text:style-name="T2"> = </text:span><text:span text:style-name="T4">binarySearch</text:span><text:span text:style-name="T2">(intArray5, searchObj5, low5, high5);</text:span><text:span text:style-name="T2"/></text:p>
            <text:p><text:span text:style-name="T2"/><text:span text:style-name="T2"/><text:span text:style-name="T2"> </text:span><text:span text:style-name="T2"/><text:span text:style-name="T2"/><text:span text:style-name="T2"> </text:span><text:span text:style-name="T3">System</text:span><text:span text:style-name="T2">.</text:span><text:span text:style-name="T5">out</text:span><text:span text:style-name="T2">.println("The index is or should be: " + test5);</text:span><text:span text:style-name="T2"/></text:p>
            <text:p><text:span text:style-name="T6"/><text:span text:style-name="T6"/><text:span text:style-name="T6"> </text:span></text:p>
          </table:table-cell>
          <table:table-cell table:style-name="ce4" office:value-type="string" calcext:value-type="string">
            <text:p><text:span text:style-name="T8"/><text:span text:style-name="T8"/><text:span text:style-name="T8"> </text:span><text:span text:style-name="T9">//conditions = upper boundary, items already exists, odd number of items</text:span></text:p>
          </table:table-cell>
          <table:table-cell table:style-name="ce6" office:value-type="string" calcext:value-type="string">
            <text:p><text:span text:style-name="T1">Integer</text:span><text:span text:style-name="T2">[] </text:span><text:span text:style-name="T3">intArray5</text:span><text:span text:style-name="T2"> = {1,2,3,4,5,6,7};</text:span></text:p>
          </table:table-cell>
          <table:table-cell table:style-name="ce6" office:value-type="string" calcext:value-type="string">
            <text:p><text:span text:style-name="T2"/><text:span text:style-name="T2"/><text:span text:style-name="T2"> </text:span><text:span text:style-name="T3">Integer</text:span><text:span text:style-name="T2"> </text:span><text:span text:style-name="T3">searchObj5</text:span><text:span text:style-name="T2"> = </text:span><text:span text:style-name="T3">new</text:span><text:span text:style-name="T2"> Integer(7);</text:span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span text:style-name="T2"> </text:span><text:span text:style-name="T3">Integer</text:span><text:span text:style-name="T2">[] </text:span><text:span text:style-name="T3">intArray6</text:span><text:span text:style-name="T2"> = {1,2,3,4,5,6}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searchObj6</text:span><text:span text:style-name="T2"> = </text:span><text:span text:style-name="T3">new</text:span><text:span text:style-name="T2"> Integer(6)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low6</text:span><text:span text:style-name="T2"> = 0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high6</text:span><text:span text:style-name="T2"> = intArray6.length - 1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test6</text:span><text:span text:style-name="T2"> = </text:span><text:span text:style-name="T4">binarySearch</text:span><text:span text:style-name="T2">(intArray6, searchObj6, low6, high6);</text:span><text:span text:style-name="T2"/></text:p>
            <text:p><text:span text:style-name="T2"/><text:span text:style-name="T2"/><text:span text:style-name="T2"> </text:span><text:span text:style-name="T2"/><text:span text:style-name="T2"/><text:span text:style-name="T2"> </text:span><text:span text:style-name="T3">System</text:span><text:span text:style-name="T2">.</text:span><text:span text:style-name="T5">out</text:span><text:span text:style-name="T2">.println("The index is or should be: " + test6);</text:span><text:span text:style-name="T2"/></text:p>
            <text:p><text:span text:style-name="T6"/><text:span text:style-name="T6"/><text:span text:style-name="T6"> </text:span></text:p>
          </table:table-cell>
          <table:table-cell table:style-name="ce4" office:value-type="string" calcext:value-type="string">
            <text:p><text:span text:style-name="T8"/><text:span text:style-name="T8"/><text:span text:style-name="T8"> </text:span><text:span text:style-name="T9">//conditions = upper boundary, items already exists, even number of items</text:span></text:p>
          </table:table-cell>
          <table:table-cell table:style-name="ce6" office:value-type="string" calcext:value-type="string">
            <text:p><text:span text:style-name="T2"> </text:span><text:span text:style-name="T3">Integer</text:span><text:span text:style-name="T2">[] </text:span><text:span text:style-name="T3">intArray6</text:span><text:span text:style-name="T2"> = {1,2,3,4,5,6};</text:span></text:p>
          </table:table-cell>
          <table:table-cell table:style-name="ce6" office:value-type="string" calcext:value-type="string">
            <text:p><text:span text:style-name="T2"/><text:span text:style-name="T2"/><text:span text:style-name="T2"> </text:span><text:span text:style-name="T3">Integer</text:span><text:span text:style-name="T2"> </text:span><text:span text:style-name="T3">searchObj6</text:span><text:span text:style-name="T2"> = </text:span><text:span text:style-name="T3">new</text:span><text:span text:style-name="T2"> Integer(6);</text:span>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span text:style-name="T1">Integer</text:span><text:span text:style-name="T2">[] </text:span><text:span text:style-name="T3">intArray7</text:span><text:span text:style-name="T2"> = {1,2,3,4,5,7,8};</text:span></text:p>
            <text:p><text:span text:style-name="T2"/><text:span text:style-name="T2"/><text:span text:style-name="T2"> </text:span><text:span text:style-name="T3">Integer</text:span><text:span text:style-name="T2"> </text:span><text:span text:style-name="T7">searchObj7</text:span><text:span text:style-name="T2"> = </text:span><text:span text:style-name="T3">new</text:span><text:span text:style-name="T2"> Integer(9)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low7</text:span><text:span text:style-name="T2"> = 0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high7</text:span><text:span text:style-name="T2"> = intArray7.length - 1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test7</text:span><text:span text:style-name="T2"> = </text:span><text:span text:style-name="T4">binarySearch</text:span><text:span text:style-name="T2">(intArray7, searchObj7, low7, high7);</text:span><text:span text:style-name="T2"/></text:p>
            <text:p><text:span text:style-name="T2"/><text:span text:style-name="T2"/><text:span text:style-name="T2"> </text:span><text:span text:style-name="T2"/><text:span text:style-name="T2"/><text:span text:style-name="T2"> </text:span><text:span text:style-name="T3">System</text:span><text:span text:style-name="T2">.</text:span><text:span text:style-name="T5">out</text:span><text:span text:style-name="T2">.println("The index is or should be: " + test7);</text:span><text:span text:style-name="T2"/></text:p>
            <text:p><text:span text:style-name="T6"/><text:span text:style-name="T6"/><text:span text:style-name="T6"> </text:span></text:p>
          </table:table-cell>
          <table:table-cell table:style-name="ce4" office:value-type="string" calcext:value-type="string">
            <text:p><text:span text:style-name="T8"/><text:span text:style-name="T8"/><text:span text:style-name="T8"> </text:span><text:span text:style-name="T9">//conditions = upper boundary, item does not exist, odd number of items</text:span></text:p>
          </table:table-cell>
          <table:table-cell table:style-name="ce6" office:value-type="string" calcext:value-type="string">
            <text:p><text:span text:style-name="T1">Integer</text:span><text:span text:style-name="T2">[] </text:span><text:span text:style-name="T3">intArray7</text:span><text:span text:style-name="T2"> = {1,2,3,4,5,7,8};</text:span></text:p>
          </table:table-cell>
          <table:table-cell table:style-name="ce6" office:value-type="string" calcext:value-type="string">
            <text:p><text:span text:style-name="T2"/><text:span text:style-name="T2"/><text:span text:style-name="T2"> </text:span><text:span text:style-name="T3">Integer</text:span><text:span text:style-name="T2"> </text:span><text:span text:style-name="T7">searchObj7</text:span><text:span text:style-name="T2"> = </text:span><text:span text:style-name="T3">new</text:span><text:span text:style-name="T2"> Integer(9);</text:span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span text:style-name="T1">Integer</text:span><text:span text:style-name="T2">[] </text:span><text:span text:style-name="T3">intArray8</text:span><text:span text:style-name="T2"> = {1,2,3,4,5,6}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searchObj8</text:span><text:span text:style-name="T2"> = </text:span><text:span text:style-name="T3">new</text:span><text:span text:style-name="T2"> Integer(7)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low8</text:span><text:span text:style-name="T2"> = 0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high8</text:span><text:span text:style-name="T2"> = intArray8.length - 1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test8</text:span><text:span text:style-name="T2"> = </text:span><text:span text:style-name="T4">binarySearch</text:span><text:span text:style-name="T2">(intArray8, searchObj8, low8, high8);</text:span><text:span text:style-name="T2"/></text:p>
            <text:p><text:span text:style-name="T2"/><text:span text:style-name="T2"/><text:span text:style-name="T2"> </text:span><text:span text:style-name="T2"/><text:span text:style-name="T2"/><text:span text:style-name="T2"> </text:span><text:span text:style-name="T3">System</text:span><text:span text:style-name="T2">.</text:span><text:span text:style-name="T5">out</text:span><text:span text:style-name="T2">.println("The index is or should be: " + test8);</text:span><text:span text:style-name="T2"/></text:p>
            <text:p><text:span text:style-name="T6"/><text:span text:style-name="T6"/><text:span text:style-name="T6"> </text:span></text:p>
          </table:table-cell>
          <table:table-cell table:style-name="ce4" office:value-type="string" calcext:value-type="string">
            <text:p><text:span text:style-name="T8"/><text:span text:style-name="T8"/><text:span text:style-name="T8"> </text:span><text:span text:style-name="T9">//conditions = upper boundary, item does not exist, even number of items</text:span></text:p>
          </table:table-cell>
          <table:table-cell table:style-name="ce6" office:value-type="string" calcext:value-type="string">
            <text:p><text:span text:style-name="T1">Integer</text:span><text:span text:style-name="T2">[] </text:span><text:span text:style-name="T3">intArray8</text:span><text:span text:style-name="T2"> = {1,2,3,4,5,6};</text:span></text:p>
          </table:table-cell>
          <table:table-cell table:style-name="ce6" office:value-type="string" calcext:value-type="string">
            <text:p><text:span text:style-name="T2"/><text:span text:style-name="T2"/><text:span text:style-name="T2"> </text:span><text:span text:style-name="T3">Integer</text:span><text:span text:style-name="T2"> </text:span><text:span text:style-name="T3">searchObj8</text:span><text:span text:style-name="T2"> = </text:span><text:span text:style-name="T3">new</text:span><text:span text:style-name="T2"> Integer(7);</text:span>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span text:style-name="T1">Integer</text:span><text:span text:style-name="T2">[] </text:span><text:span text:style-name="T3">intArray9</text:span><text:span text:style-name="T2"> = {1,2,3,4,5,7}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searchObj9</text:span><text:span text:style-name="T2"> = </text:span><text:span text:style-name="T3">new</text:span><text:span text:style-name="T2"> Integer(4)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low9</text:span><text:span text:style-name="T2"> = 0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high9</text:span><text:span text:style-name="T2"> = intArray9.length - 1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test9</text:span><text:span text:style-name="T2"> = </text:span><text:span text:style-name="T4">binarySearch</text:span><text:span text:style-name="T2">(intArray9, searchObj9, low9, high9);</text:span><text:span text:style-name="T2"/></text:p>
            <text:p><text:span text:style-name="T2"/><text:span text:style-name="T2"/><text:span text:style-name="T2"> </text:span><text:span text:style-name="T2"/><text:span text:style-name="T2"/><text:span text:style-name="T2"> </text:span><text:span text:style-name="T3">System</text:span><text:span text:style-name="T2">.</text:span><text:span text:style-name="T5">out</text:span><text:span text:style-name="T2">.println("The index is or should be: " + test9);</text:span><text:span text:style-name="T2"/></text:p>
            <text:p><text:span text:style-name="T6"/><text:span text:style-name="T6"/><text:span text:style-name="T6"> </text:span></text:p>
          </table:table-cell>
          <table:table-cell table:style-name="ce4" office:value-type="string" calcext:value-type="string">
            <text:p><text:span text:style-name="T8"/><text:span text:style-name="T8"/><text:span text:style-name="T8"> </text:span><text:span text:style-name="T9">//conditions = between the upper and lower boundaries, item already exists, odd number of items </text:span></text:p>
          </table:table-cell>
          <table:table-cell table:style-name="ce6" office:value-type="string" calcext:value-type="string">
            <text:p><text:span text:style-name="T1">Integer</text:span><text:span text:style-name="T2">[] </text:span><text:span text:style-name="T3">intArray9</text:span><text:span text:style-name="T2"> = {1,2,3,4,5,7};</text:span></text:p>
          </table:table-cell>
          <table:table-cell table:style-name="ce6" office:value-type="string" calcext:value-type="string">
            <text:p><text:span text:style-name="T2"/><text:span text:style-name="T2"/><text:span text:style-name="T2"> </text:span><text:span text:style-name="T3">Integer</text:span><text:span text:style-name="T2"> </text:span><text:span text:style-name="T3">searchObj9</text:span><text:span text:style-name="T2"> = </text:span><text:span text:style-name="T3">new</text:span><text:span text:style-name="T2"> Integer(4);</text:span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span text:style-name="T2"> </text:span><text:span text:style-name="T3">Integer</text:span><text:span text:style-name="T2">[] </text:span><text:span text:style-name="T3">intArray10</text:span><text:span text:style-name="T2"> = {1,2,3,4,5,6}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searchObj10</text:span><text:span text:style-name="T2"> = </text:span><text:span text:style-name="T3">new</text:span><text:span text:style-name="T2"> Integer(4)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low10</text:span><text:span text:style-name="T2"> = 0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high10</text:span><text:span text:style-name="T2"> = intArray10.length - 1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test10</text:span><text:span text:style-name="T2"> = </text:span><text:span text:style-name="T4">binarySearch</text:span><text:span text:style-name="T2">(intArray10, searchObj10, low10, high10);</text:span><text:span text:style-name="T2"/></text:p>
            <text:p><text:span text:style-name="T2"/><text:span text:style-name="T2"/><text:span text:style-name="T2"> </text:span><text:span text:style-name="T2"/><text:span text:style-name="T2"/><text:span text:style-name="T2"> </text:span><text:span text:style-name="T3">System</text:span><text:span text:style-name="T2">.</text:span><text:span text:style-name="T5">out</text:span><text:span text:style-name="T2">.println("The index is or should be: " + test10);</text:span><text:span text:style-name="T2"/></text:p>
            <text:p><text:span text:style-name="T6"/><text:span text:style-name="T6"/><text:span text:style-name="T6"> </text:span></text:p>
          </table:table-cell>
          <table:table-cell table:style-name="ce4" office:value-type="string" calcext:value-type="string">
            <text:p><text:span text:style-name="T8"/><text:span text:style-name="T8"/><text:span text:style-name="T8"> </text:span><text:span text:style-name="T9">//conditions = between the upper and lower boundaries, item already exists, even number of items</text:span></text:p>
          </table:table-cell>
          <table:table-cell table:style-name="ce6" office:value-type="string" calcext:value-type="string">
            <text:p><text:span text:style-name="T2"> </text:span><text:span text:style-name="T3">Integer</text:span><text:span text:style-name="T2">[] </text:span><text:span text:style-name="T3">intArray10</text:span><text:span text:style-name="T2"> = {1,2,3,4,5,6};</text:span></text:p>
          </table:table-cell>
          <table:table-cell table:style-name="ce6" office:value-type="string" calcext:value-type="string">
            <text:p><text:span text:style-name="T2"/><text:span text:style-name="T2"/><text:span text:style-name="T2"> </text:span><text:span text:style-name="T3">Integer</text:span><text:span text:style-name="T2"> </text:span><text:span text:style-name="T3">searchObj10</text:span><text:span text:style-name="T2"> = </text:span><text:span text:style-name="T3">new</text:span><text:span text:style-name="T2"> Integer(4);</text:span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span text:style-name="T2"> </text:span><text:span text:style-name="T3">Integer</text:span><text:span text:style-name="T2">[] </text:span><text:span text:style-name="T3">intArray11</text:span><text:span text:style-name="T2"> = {1,2,3,5,6,7,8}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searchObj11</text:span><text:span text:style-name="T2"> = </text:span><text:span text:style-name="T3">new</text:span><text:span text:style-name="T2"> Integer(4)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low11</text:span><text:span text:style-name="T2"> = 0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high11</text:span><text:span text:style-name="T2"> = intArray11.length - 1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test11</text:span><text:span text:style-name="T2"> = </text:span><text:span text:style-name="T4">binarySearch</text:span><text:span text:style-name="T2">(intArray11, searchObj11, low11, high11);</text:span><text:span text:style-name="T2"/></text:p>
            <text:p><text:span text:style-name="T2"/><text:span text:style-name="T2"/><text:span text:style-name="T2"/><text:span text:style-name="T2"/><text:span text:style-name="T2"> </text:span><text:span text:style-name="T3">System</text:span><text:span text:style-name="T2">.</text:span><text:span text:style-name="T5">out</text:span><text:span text:style-name="T2">.println("The index is or should be: " + test11);</text:span><text:span text:style-name="T2"/></text:p>
            <text:p><text:span text:style-name="T6"/><text:span text:style-name="T6"/></text:p>
          </table:table-cell>
          <table:table-cell table:style-name="ce4" office:value-type="string" calcext:value-type="string">
            <text:p><text:span text:style-name="T8"/><text:span text:style-name="T8"/><text:span text:style-name="T8"> </text:span><text:span text:style-name="T9">//conditions = between the upper and lower boundaries, item does not exists, odd number of items</text:span></text:p>
          </table:table-cell>
          <table:table-cell table:style-name="ce6" office:value-type="string" calcext:value-type="string">
            <text:p><text:span text:style-name="T2"> </text:span><text:span text:style-name="T3">Integer</text:span><text:span text:style-name="T2">[] </text:span><text:span text:style-name="T3">intArray11</text:span><text:span text:style-name="T2"> = {1,2,3,5,6,7,8};</text:span></text:p>
          </table:table-cell>
          <table:table-cell table:style-name="ce6" office:value-type="string" calcext:value-type="string">
            <text:p><text:span text:style-name="T2"/><text:span text:style-name="T2"/><text:span text:style-name="T2"> </text:span><text:span text:style-name="T3">Integer</text:span><text:span text:style-name="T2"> </text:span><text:span text:style-name="T3">searchObj11</text:span><text:span text:style-name="T2"> = </text:span><text:span text:style-name="T3">new</text:span><text:span text:style-name="T2"> Integer(4);</text:span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span text:style-name="T1">Integer</text:span><text:span text:style-name="T2">[] </text:span><text:span text:style-name="T3">intArray12</text:span><text:span text:style-name="T2"> = {1,3,4,5,6,7}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searchObj12</text:span><text:span text:style-name="T2"> = </text:span><text:span text:style-name="T3">new</text:span><text:span text:style-name="T2"> Integer(2)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low12</text:span><text:span text:style-name="T2"> = 0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high12</text:span><text:span text:style-name="T2"> = intArray12.length - 1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test12</text:span><text:span text:style-name="T2"> = </text:span><text:span text:style-name="T4">binarySearch</text:span><text:span text:style-name="T2">(intArray12, searchObj12, low12, high12);</text:span><text:span text:style-name="T2"/></text:p>
            <text:p><text:span text:style-name="T2"/><text:span text:style-name="T2"/><text:span text:style-name="T2"> </text:span><text:span text:style-name="T3">System</text:span><text:span text:style-name="T2">.</text:span><text:span text:style-name="T5">out</text:span><text:span text:style-name="T2">.println("The index is or should be: " + test12);</text:span></text:p>
            <text:p><text:span text:style-name="T6"/><text:span text:style-name="T6"/><text:span text:style-name="T6"> </text:span></text:p>
          </table:table-cell>
          <table:table-cell table:style-name="ce4" office:value-type="string" calcext:value-type="string">
            <text:p><text:span text:style-name="T8"/><text:span text:style-name="T8"/><text:span text:style-name="T8"> </text:span><text:span text:style-name="T9">//conditions = between the upper and lower boundaries, item does not exists, even number of items</text:span></text:p>
          </table:table-cell>
          <table:table-cell table:style-name="ce7" office:value-type="string" calcext:value-type="string">
            <text:p><text:span text:style-name="T1">Integer</text:span><text:span text:style-name="T2">[] </text:span><text:span text:style-name="T3">intArray12</text:span><text:span text:style-name="T2"> = {1,3,4,5,6,7};</text:span></text:p>
          </table:table-cell>
          <table:table-cell table:style-name="ce6" office:value-type="string" calcext:value-type="string">
            <text:p><text:span text:style-name="T2"/><text:span text:style-name="T2"/><text:span text:style-name="T2"> </text:span><text:span text:style-name="T3">Integer</text:span><text:span text:style-name="T2"> </text:span><text:span text:style-name="T3">searchObj12</text:span><text:span text:style-name="T2"> = </text:span><text:span text:style-name="T3">new</text:span><text:span text:style-name="T2"> Integer(2)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span text:style-name="T1">Integer</text:span><text:span text:style-name="T2">[] </text:span><text:span text:style-name="T3">intArray13</text:span><text:span text:style-name="T2"> = {}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searchObj13</text:span><text:span text:style-name="T2"> = </text:span><text:span text:style-name="T3">new</text:span><text:span text:style-name="T2"> Integer(5)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low13</text:span><text:span text:style-name="T2"> = 0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high13</text:span><text:span text:style-name="T2"> = intArray13.length - 1;</text:span></text:p>
            <text:p><text:span text:style-name="T2"/><text:span text:style-name="T2"/><text:span text:style-name="T2"> </text:span><text:span text:style-name="T3">Integer</text:span><text:span text:style-name="T2"> </text:span><text:span text:style-name="T3">test13</text:span><text:span text:style-name="T2"> = </text:span><text:span text:style-name="T4">binarySearch</text:span><text:span text:style-name="T2">(intArray13, searchObj13, low13, high13);</text:span></text:p>
            <text:p><text:span text:style-name="T2"/><text:span text:style-name="T2"/><text:span text:style-name="T2"> </text:span><text:span text:style-name="T3">System</text:span><text:span text:style-name="T2">.</text:span><text:span text:style-name="T5">out</text:span><text:span text:style-name="T2">.println("The index is or should be: " + test13);</text:span></text:p>
            <text:p><text:span text:style-name="T6"/><text:span text:style-name="T6"/><text:span text:style-name="T6"> </text:span></text:p>
          </table:table-cell>
          <table:table-cell table:style-name="ce4" office:value-type="string" calcext:value-type="string">
            <text:p><text:span text:style-name="T8"/><text:span text:style-name="T8"/><text:span text:style-name="T8"> </text:span><text:span text:style-name="T9">//conditions = empty array</text:span></text:p>
          </table:table-cell>
          <table:table-cell table:style-name="ce6" office:value-type="string" calcext:value-type="string">
            <text:p><text:span text:style-name="T1">Integer</text:span><text:span text:style-name="T2">[] </text:span><text:span text:style-name="T3">intArray13</text:span><text:span text:style-name="T2"> = {};</text:span></text:p>
          </table:table-cell>
          <table:table-cell table:style-name="ce6" office:value-type="string" calcext:value-type="string">
            <text:p><text:span text:style-name="T2"/><text:span text:style-name="T2"/><text:span text:style-name="T2"> </text:span><text:span text:style-name="T3">Integer</text:span><text:span text:style-name="T2"> </text:span><text:span text:style-name="T3">searchObj13</text:span><text:span text:style-name="T2"> = </text:span><text:span text:style-name="T3">new</text:span><text:span text:style-name="T2"> Integer(5);</text:span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2:09:21.585000000</meta:creation-date>
    <dc:date>2016-09-19T22:43:57.378000000</dc:date>
    <meta:editing-duration>PT34M32S</meta:editing-duration>
    <meta:editing-cycles>11</meta:editing-cycles>
    <meta:generator>LibreOffice/5.1.3.2$Windows_x86 LibreOffice_project/644e4637d1d8544fd9f56425bd6cec110e49301b</meta:generator>
    <meta:document-statistic meta:table-count="1" meta:cell-count="84" meta:object-count="0"/>
  </office:meta>
</office:document-meta>
</file>